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ldCommandWrapper.ge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ldCommandWrapper.execute( String line , PrintStream out , PrintStream e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llServiceImpl.executeCommand( String commandLine , PrintStream out , PrintStream er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OldCommandWrapper.getShor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llServiceImpl.getComman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tivator.serviceChanged( Service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ldCommandWrapper.OldCommandWrapper( org . ungoverned . osgi . service . shell . Command old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or.stop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or.initializeCommand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hellServiceImpl.getCommandReferen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Privileged.ExecutePrivileged( Command command , String commandLine , PrintStream out , PrintStream e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ldCommandWrapp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llServiceImpl.clear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ellServiceImpl.getCommandDescription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ellServiceImpl.getComman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vator.start( Bundle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92">
            <text:p text:style-name="Table_20_Contents">92</text:p>
          </table:table-cell>
        </table:table-row>
        <table:table-row>
          <table:table-cell office:value-type="string">
            <text:p text:style-name="Table_20_Contents">ExecutePrivileged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ellServiceImpl.getCommandUsag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ellServiceImpl.addCommand( ServiceReference r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hellServiceImpl.removeCommand( ServiceReference r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